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5505188632A1B9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5505188632A1B919.jpg" xlink:type="simple" xlink:show="embed" xlink:actuate="onLoad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The Crucifixion and </text:span></text:p>
            <text:p text:style-name="P2"><text:span text:style-name="T1">Resurrection <text:s/>of Jesus</text:span><text:span text:style-name="T2"> </text:span></text:p>
            <text:p text:style-name="P2"><text:span text:style-name="T3">(Mark 15–16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45.285000000</dc:date>
    <meta:editing-duration>PT17M20S</meta:editing-duration>
    <meta:editing-cycles>17</meta:editing-cycles>
    <meta:generator>LibreOffice/5.4.7.2$Windows_X86_64 LibreOffice_project/c838ef25c16710f8838b1faec480ebba495259d0</meta:generator>
    <meta:document-statistic meta:object-count="2"/>
  </office:meta>
</office:document-meta>
</file>